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2000003197C9573BC61D4DE2E.pdf" manifest:media-type="application/pdf"/>
  <manifest:file-entry manifest:full-path="Pictures/10000000000000C400000015BDBF7925CBB6534A.png" manifest:media-type="image/png"/>
  <manifest:file-entry manifest:full-path="Pictures/10000000000000170000001737F6CA36B621043C.png" manifest:media-type="image/png"/>
  <manifest:file-entry manifest:full-path="Pictures/100000000000046200000319E5FAF2A2BFB1D77F.png" manifest:media-type="image/png"/>
  <manifest:file-entry manifest:full-path="Pictures/100000000000001700000015356ED2B317FC9F83.png" manifest:media-type="image/png"/>
  <manifest:file-entry manifest:full-path="Pictures/100000000000001700000015B06E4514B0BE97AD.png" manifest:media-type="image/png"/>
  <manifest:file-entry manifest:full-path="Pictures/10000000000000250000001BD7EF08C98489C216.png" manifest:media-type="image/png"/>
  <manifest:file-entry manifest:full-path="Pictures/100000000000006C0000001BB217443A417477C5.png" manifest:media-type="image/png"/>
  <manifest:file-entry manifest:full-path="Pictures/100000000000003200000017AE4427F5DF13AE57.png" manifest:media-type="image/png"/>
  <manifest:file-entry manifest:full-path="Pictures/100000000000001500000015F8A84D1DDF1644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/>
      <style:paragraph-properties fo:text-align="justify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285cm" svg:height="15.75cm" svg:x="2.321cm" svg:y="0cm">
          <draw:image xlink:href="Pictures/1000000000000462000003197C9573BC61D4DE2E.pdf" xlink:type="simple" xlink:show="embed" xlink:actuate="onLoad">
            <text:p/>
          </draw:image>
          <draw:image xlink:href="Pictures/100000000000046200000319E5FAF2A2BFB1D77F.png" xlink:type="simple" xlink:show="embed" xlink:actuate="onLoad"/>
        </draw:frame>
        <draw:frame draw:style-name="gr1" draw:text-style-name="P2" draw:layer="layout" svg:width="0.608cm" svg:height="0.555cm" draw:transform="rotate (0.261799387799149) translate (8.005cm 6.83cm)">
          <draw:image xlink:href="Pictures/100000000000001700000015B06E4514B0BE97AD.png" xlink:type="simple" xlink:show="embed" xlink:actuate="onLoad">
            <text:p/>
          </draw:image>
        </draw:frame>
        <draw:frame draw:style-name="gr1" draw:text-style-name="P2" draw:layer="layout" svg:width="0.608cm" svg:height="0.608cm" svg:x="13.562cm" svg:y="1.578cm">
          <draw:image xlink:href="Pictures/10000000000000170000001737F6CA36B621043C.png" xlink:type="simple" xlink:show="embed" xlink:actuate="onLoad">
            <text:p/>
          </draw:image>
        </draw:frame>
        <draw:frame draw:style-name="gr1" draw:text-style-name="P2" draw:layer="layout" svg:width="5.185cm" svg:height="0.555cm" svg:x="15.897cm" svg:y="1.985cm">
          <draw:image xlink:href="Pictures/10000000000000C400000015BDBF7925CBB6534A.png" xlink:type="simple" xlink:show="embed" xlink:actuate="onLoad">
            <text:p/>
          </draw:image>
        </draw:frame>
        <draw:line draw:style-name="gr2" draw:text-style-name="P2" draw:layer="layout" svg:x1="18.391cm" svg:y1="2.64cm" svg:x2="15.648cm" svg:y2="3.91cm">
          <text:p/>
        </draw:line>
        <draw:line draw:style-name="gr2" draw:text-style-name="P2" draw:layer="layout" svg:x1="12.311cm" svg:y1="10.668cm" svg:x2="13.225cm" svg:y2="10.922cm">
          <text:p/>
        </draw:line>
        <draw:frame draw:style-name="gr3" draw:text-style-name="P3" draw:layer="layout" svg:width="0.978cm" svg:height="0.713cm" svg:x="19.558cm" svg:y="9.955cm">
          <draw:image xlink:href="Pictures/10000000000000250000001BD7EF08C98489C216.png" xlink:type="simple" xlink:show="embed" xlink:actuate="onLoad">
            <text:p/>
          </draw:image>
        </draw:frame>
        <draw:frame draw:style-name="gr3" draw:text-style-name="P3" draw:layer="layout" svg:width="2.857cm" svg:height="0.713cm" svg:x="7.003cm" svg:y="10.363cm">
          <draw:image xlink:href="Pictures/100000000000006C0000001BB217443A417477C5.png" xlink:type="simple" xlink:show="embed" xlink:actuate="onLoad">
            <text:p/>
          </draw:image>
        </draw:frame>
        <draw:frame draw:style-name="gr3" draw:text-style-name="P3" draw:layer="layout" svg:width="1.322cm" svg:height="0.608cm" svg:x="10.87cm" svg:y="10.414cm">
          <draw:image xlink:href="Pictures/100000000000003200000017AE4427F5DF13AE57.png" xlink:type="simple" xlink:show="embed" xlink:actuate="onLoad">
            <text:p/>
          </draw:image>
        </draw:frame>
        <draw:line draw:style-name="gr4" draw:text-style-name="P1" draw:layer="layout" svg:x1="20.022cm" svg:y1="4.572cm" svg:x2="20.022cm" svg:y2="6.31cm">
          <text:p/>
        </draw:line>
        <draw:frame draw:style-name="gr3" draw:text-style-name="P3" draw:layer="layout" svg:width="0.608cm" svg:height="0.555cm" svg:x="20.132cm" svg:y="5.125cm">
          <draw:image xlink:href="Pictures/100000000000001700000015356ED2B317FC9F83.png" xlink:type="simple" xlink:show="embed" xlink:actuate="onLoad">
            <text:p/>
          </draw:image>
        </draw:frame>
        <draw:frame draw:style-name="gr3" draw:text-style-name="P3" draw:layer="layout" svg:width="0.555cm" svg:height="0.555cm" svg:x="17.479cm" svg:y="7.725cm">
          <draw:image xlink:href="Pictures/100000000000001500000015F8A84D1DDF164497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6:44:46.811000000</meta:creation-date>
    <dc:date>2020-09-22T17:03:55.059000000</dc:date>
    <meta:editing-duration>PT16M8S</meta:editing-duration>
    <meta:editing-cycles>2</meta:editing-cycles>
    <meta:generator>LibreOffice/6.0.5.2$Windows_X86_64 LibreOffice_project/54c8cbb85f300ac59db32fe8a675ff7683cd5a16</meta:generator>
    <meta:document-statistic meta:object-count="35"/>
  </office:meta>
</office:document-meta>
</file>